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text-position="0% 100%" style:font-name="Times New Roman" fo:font-size="12pt" fo:font-weight="normal" style:font-size-asian="12pt" style:font-weight-asian="normal" style:font-size-complex="12pt" style:font-weight-complex="normal"/>
    </style:style>
    <style:style style:name="P4" style:family="paragraph" style:parent-style-name="Standard">
      <style:text-properties style:text-position="0% 100%" style:font-name="Times New Roman" fo:font-size="12pt" fo:font-weight="bold"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0f828a"/>
    </style:style>
    <style:style style:name="P8" style:family="paragraph" style:parent-style-name="Table_20_Contents">
      <style:paragraph-properties fo:text-align="center" style:justify-single-word="false"/>
      <style:text-properties officeooo:paragraph-rsid="0010f624"/>
    </style:style>
    <style:style style:name="P9" style:family="paragraph" style:parent-style-name="Standard" style:list-style-name="L1"/>
    <style:style style:name="P10" style:family="paragraph" style:parent-style-name="Standard" style:list-style-name="L2">
      <style:text-properties fo:font-weight="normal" style:font-weight-asian="normal" style:font-weight-complex="normal"/>
    </style:style>
    <style:style style:name="P11" style:family="paragraph" style:parent-style-name="Standard" style:list-style-name="L3">
      <style:text-properties officeooo:paragraph-rsid="000e9992"/>
    </style:style>
    <style:style style:name="P12" style:family="paragraph" style:parent-style-name="Standard">
      <style:text-properties style:text-position="0% 100%" style:font-name="Times New Roman" fo:font-size="12pt" fo:font-weight="normal" style:font-size-asian="12pt" style:font-weight-asian="normal" style:font-size-complex="12pt" style:font-weight-complex="normal"/>
    </style:style>
    <style:style style:name="P13" style:family="paragraph" style:parent-style-name="Standard" style:list-style-name="L3">
      <style:text-properties style:text-position="0% 100%" style:font-name="Times New Roman" fo:font-size="12pt" fo:font-weight="normal" style:font-size-asian="12pt" style:font-weight-asian="normal" style:font-size-complex="12pt" style:font-weight-complex="normal"/>
    </style:style>
    <style:style style:name="P14" style:family="paragraph" style:parent-style-name="Standard" style:list-style-name="L3">
      <style:text-properties style:text-position="0% 100%" style:font-name="Times New Roman" fo:font-size="12pt" fo:font-weight="normal" officeooo:paragraph-rsid="000e9992" style:font-size-asian="12pt" style:font-weight-asian="normal" style:font-size-complex="12pt" style:font-weight-complex="normal"/>
    </style:style>
    <style:style style:name="T1" style:family="text">
      <style:text-properties style:text-position="0% 100%" style:font-name="Times New Roman" fo:font-size="12pt" fo:font-weight="normal" style:font-size-asian="12pt" style:font-weight-asian="normal" style:font-size-complex="12pt" style:font-weight-complex="normal"/>
    </style:style>
    <style:style style:name="T2" style:family="text">
      <style:text-properties style:text-position="0% 100%" style:font-name="Times New Roman" fo:font-size="12pt" fo:font-weight="bold" style:font-size-asian="12pt" style:font-weight-asian="bold" style:font-size-complex="12pt" style:font-weight-complex="bold"/>
    </style:style>
    <style:style style:name="T3" style:family="text">
      <style:text-properties officeooo:rsid="000e9992"/>
    </style:style>
    <style:style style:name="T4" style:family="text">
      <style:text-properties officeooo:rsid="000ef4fb"/>
    </style:style>
    <style:style style:name="T5" style:family="text">
      <style:text-properties officeooo:rsid="000f82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ory management</text:p>
      <text:p text:style-name="Standard"/>
      <text:p text:style-name="P1">Memory management schemes</text:p>
      <text:list xml:id="list9021609721" text:style-name="L1">
        <text:list-item>
          <text:p text:style-name="P9"><text:a xlink:type="simple" xlink:href="../Contiguous%20Memory%20Allocation%20Scheme.odt">Contiguous memory allocation schemes</text:a></text:p>
        </text:list-item>
        <text:list-item>
          <text:p text:style-name="P9"><text:a xlink:type="simple" xlink:href="../../Computer%20Organization%20and%20Architecture/Virtual%20Memory.odt">Paging</text:a></text:p>
        </text:list-item>
        <text:list-item>
          <text:p text:style-name="P9"><text:a xlink:type="simple" xlink:href="../Segmentation.odt">Segmentation</text:a></text:p>
        </text:list-item>
      </text:list>
      <text:p text:style-name="Standard"/>
      <text:p text:style-name="P1">Advantages of paging over contiguous memory allocations schemes</text:p>
      <text:list xml:id="list1989993446" text:style-name="L2">
        <text:list-item>
          <text:p text:style-name="P10">Permits the physical address space of process to be non-contiguous and thus avoids <text:s/>external fragmentation and the need for compaction</text:p>
        </text:list-item>
        <text:list-item>
          <text:p text:style-name="P10">Avoids external fragmentation in the secondary memory. This happens as memory chunks of varying size <text:span text:style-name="T3">do not </text:span>have to be swapped in and out of secondary storage.</text:p>
        </text:list-item>
      </text:list>
      <text:p text:style-name="Standard"/>
      <text:p text:style-name="P1">Conceptual difference between paging and segmentation</text:p>
      <text:p text:style-name="P3">The main difference is in the programmers view of memory. In paging, the memory layout of the process is still contiguous as the operating system handles the inner intricacies. In segmentation the memory layout is visible as one composed of segments of the program.</text:p>
      <text:p text:style-name="P3"/>
      <text:p text:style-name="P4">Segmentation with paging</text:p>
      <text:list xml:id="list1577229348" text:style-name="L3">
        <text:list-item>
          <text:p text:style-name="P13">The address space is segmented as in segmentation</text:p>
        </text:list-item>
        <text:list-item>
          <text:p text:style-name="P13">Each individual segment is paged.</text:p>
        </text:list-item>
        <text:list-item>
          <text:p text:style-name="P14">Segmentation and paging are often combined in order to improve upon each other.</text:p>
          <text:list>
            <text:list-item>
              <text:p text:style-name="P11"><text:span text:style-name="T2">Segmented-paging</text:span><text:span text:style-name="T1"> is helpful when the page table becomes very large. A large contiguous section of the page table that is unused can be collapsed into a single segment table entry with a page table address of zero.</text:span></text:p>
            </text:list-item>
            <text:list-item>
              <text:p text:style-name="P11"><text:span text:style-name="T2">Paged-segmentation</text:span><text:span text:style-name="T1"> handles the case of having very long segments that require a lot of time for allocation. By paging the segments, we reduce wasted memory due to external fragmentation as well as simplify the allocation. </text:span></text:p>
            </text:list-item>
          </text:list>
        </text:list-item>
      </text:list>
      <text:p text:style-name="P3"/>
      <text:p text:style-name="P4">Why is sharing easier in a segmentation model than in a paged model?</text:p>
      <text:p text:style-name="P3">Sharing usually occurs for a logical quantity, like the code of a program, a data structure like an array or a symbol table. Segmentation which is based on the logical division of memory is more amenable as such sharing involves only one segment table entry of the processes wishing to share.</text:p>
      <text:p text:style-name="P3">Paging is based on the physical division of memory. Logical resources like the above may span more than one page and sharing involves multiple page table entries in the sharing processes having the same physical page numbers</text:p>
      <text:p text:style-name="P3"/>
      <text:p text:style-name="P4">Why is memory allocation in a paged model easier than in a segmentation model?</text:p>
      <text:p text:style-name="P3">In a paged model, the OS has to keep track of free frames of the physical memory for the purposes of allocation. When allocation needs to be done, it has to find a free frame(using a LRU scheme), or choose to replace one if one doesn't exist.</text:p>
      <text:p text:style-name="P3">In a segmentation model, the OS has to keep track of holes, like in a contiguous allocation scheme, which is more complicated than keeping track of fixed length frames. When allocation needs to be done, it has to find a suitable hole. Due to external fragmentation it may not be able to find one even though the total amount of free physical memory is greater than the needs of the yet to be allocated segment. Compaction may then be needed.</text:p>
      <text:p text:style-name="P3"/>
      <text:p text:style-name="P4">Comparison between the different Memory management schemes</text:p>
      <table:table table:name="Table1" table:style-name="Table1">
        <table:table-column table:style-name="Table1.A" table:number-columns-repeated="3"/>
        <table:table-column table:style-name="Table1.D"/>
        <table:table-row>
          <table:table-cell table:style-name="Table1.A1" office:value-type="string">
            <text:p text:style-name="P6"/>
          </table:table-cell>
          <table:table-cell table:style-name="Table1.A1" office:value-type="string">
            <text:p text:style-name="P5">Contiguous memory allocation</text:p>
          </table:table-cell>
          <table:table-cell table:style-name="Table1.A1" office:value-type="string">
            <text:p text:style-name="P5">Paging</text:p>
          </table:table-cell>
          <table:table-cell table:style-name="Table1.D1" office:value-type="string">
            <text:p text:style-name="P5">Segmentation</text:p>
          </table:table-cell>
        </table:table-row>
        <table:table-row>
          <table:table-cell table:style-name="Table1.A2" office:value-type="string">
            <text:p text:style-name="P5">External <text:soft-page-break/>fragment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5">Internal fragmentation</text:p>
          </table:table-cell>
          <table:table-cell table:style-name="Table1.A2" office:value-type="string">
            <text:p text:style-name="P6">No</text:p>
          </table:table-cell>
          <table:table-cell table:style-name="Table1.A2" office:value-type="string">
            <text:p text:style-name="P6">Yes</text:p>
          </table:table-cell>
          <table:table-cell table:style-name="Table1.D2" office:value-type="string">
            <text:p text:style-name="P6">No</text:p>
          </table:table-cell>
        </table:table-row>
        <table:table-row>
          <table:table-cell table:style-name="Table1.A2" office:value-type="string">
            <text:p text:style-name="P5">Code sharing</text:p>
          </table:table-cell>
          <table:table-cell table:style-name="Table1.A2" office:value-type="string">
            <text:p text:style-name="P6">No</text:p>
          </table:table-cell>
          <table:table-cell table:style-name="Table1.A2" office:value-type="string">
            <text:p text:style-name="P6">Yes</text:p>
          </table:table-cell>
          <table:table-cell table:style-name="Table1.D2" office:value-type="string">
            <text:p text:style-name="P6">Yes</text:p>
          </table:table-cell>
        </table:table-row>
        <table:table-row>
          <table:table-cell table:style-name="Table1.A2" office:value-type="string">
            <text:p text:style-name="P5">Dynamic memory allocation</text:p>
          </table:table-cell>
          <table:table-cell table:style-name="Table1.A2" office:value-type="string">
            <text:p text:style-name="P6">Relocation of the entire address space of the program may be required <text:span text:style-name="T5">if a contiguous free hole is not available.</text:span></text:p>
          </table:table-cell>
          <table:table-cell table:style-name="Table1.A2" office:value-type="string">
            <text:p text:style-name="P6">Possible without any relocation. <text:span text:style-name="T4">Just allocate a new page for the purpose.</text:span></text:p>
          </table:table-cell>
          <table:table-cell table:style-name="Table1.D2" office:value-type="string">
            <text:p text:style-name="P6">Relocation of the concerned segment may be required <text:span text:style-name="T5">if a contiguous free hole is not available.</text:span></text:p>
          </table:table-cell>
        </table:table-row>
        <table:table-row>
          <table:table-cell table:style-name="Table1.A2" office:value-type="string">
            <text:p text:style-name="P5">How is growth from both sides of the address space, i.e., from the stack and from the heap handled</text:p>
          </table:table-cell>
          <table:table-cell table:style-name="Table1.A2" office:value-type="string">
            <text:p text:style-name="P6">Requires the operating system to allocate the entire extent of the virtual address space to the program when it starts executing. This could be much higher than the actual </text:p>
            <text:p text:style-name="P6">memory requirements of the process. </text:p>
          </table:table-cell>
          <table:table-cell table:style-name="Table1.A2" office:value-type="string">
            <text:p text:style-name="P7">Does not require the operating system to allocate the maximum extent of the virtual address space to a process at startup time, but it still requires </text:p>
            <text:p text:style-name="P7">the operating system to allocate a large page table spanning all of the program’s virtual address space. When a program needs to extend the stack or the heap, it needs to allocate a new page but the corresponding </text:p>
            <text:p text:style-name="P7">page table entry is preallocated.</text:p>
          </table:table-cell>
          <table:table-cell table:style-name="Table1.D2" office:value-type="string">
            <text:p text:style-name="P7">Gives the operating system flexibility to assign a small extent to each segment at program startup time and extend the segment if required.</text:p>
          </table:table-cell>
        </table:table-row>
        <table:table-row>
          <table:table-cell table:style-name="Table1.A2" office:value-type="string">
            <text:p text:style-name="P5">User view of logical address space</text:p>
          </table:table-cell>
          <table:table-cell table:style-name="Table1.A2" office:value-type="string">
            <text:p text:style-name="P6">Contiguous</text:p>
          </table:table-cell>
          <table:table-cell table:style-name="Table1.A2" office:value-type="string">
            <text:p text:style-name="P6">Contiguous</text:p>
          </table:table-cell>
          <table:table-cell table:style-name="Table1.D2" office:value-type="string">
            <text:p text:style-name="P6">Segmented by design</text:p>
          </table:table-cell>
        </table:table-row>
        <table:table-row>
          <table:table-cell table:style-name="Table1.A2" office:value-type="string">
            <text:p text:style-name="P5">Actual physical address space</text:p>
          </table:table-cell>
          <table:table-cell table:style-name="Table1.A2" office:value-type="string">
            <text:p text:style-name="P6">Contiguous</text:p>
          </table:table-cell>
          <table:table-cell table:style-name="Table1.A2" office:value-type="string">
            <text:p text:style-name="P6">Non-contiguous</text:p>
          </table:table-cell>
          <table:table-cell table:style-name="Table1.D2" office:value-type="string">
            <text:p text:style-name="P6">Non-contiguous</text:p>
          </table:table-cell>
        </table:table-row>
        <table:table-row>
          <table:table-cell table:style-name="Table1.A2" office:value-type="string">
            <text:p text:style-name="P5">Amount of memory required to by address translation structures</text:p>
          </table:table-cell>
          <table:table-cell table:style-name="Table1.A2" office:value-type="string">
            <text:p text:style-name="P6">– </text:p>
          </table:table-cell>
          <table:table-cell table:style-name="Table1.A2" office:value-type="string">
            <text:p text:style-name="P8">An entry for every page in the logical address space.</text:p>
          </table:table-cell>
          <table:table-cell table:style-name="Table1.D2" office:value-type="string">
            <text:p text:style-name="P8">Just two registers(base, limit) per segment. The number of segments is usually small.</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20T18:50:08</meta:creation-date>
    <meta:generator>LibreOffice/3.6$Linux_x86 LibreOffice_project/360m1$Build-2</meta:generator>
    <dc:date>2012-12-05T20:49:47</dc:date>
    <dc:creator>Kempa </dc:creator>
    <meta:editing-duration>PT12H51M53S</meta:editing-duration>
    <meta:editing-cycles>25</meta:editing-cycles>
    <meta:document-statistic meta:table-count="1" meta:image-count="0" meta:object-count="0" meta:page-count="2" meta:paragraph-count="61" meta:word-count="743" meta:character-count="4418" meta:non-whitespace-character-count="3739"/>
  </office:meta>
</office:document-meta>
</file>